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Arial1" svg:font-family="Arial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Ubuntu Mono1" svg:font-family="'Ubuntu Mon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e400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3ce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45995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45995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3ce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e400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333333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cm" fo:min-width="0cm"/>
    </style:style>
    <style:style style:name="gr12" style:family="graphic" style:parent-style-name="standard">
      <style:graphic-properties draw:stroke="none" draw:fill="none" fo:min-height="0.408cm"/>
    </style:style>
    <style:style style:name="gr13" style:family="graphic" style:parent-style-name="standard">
      <style:graphic-properties draw:stroke="none" draw:fill="none" fo:min-height="0.409cm"/>
    </style:style>
    <style:style style:name="gr14" style:family="graphic" style:parent-style-name="standard">
      <style:graphic-properties draw:stroke="none" draw:fill="none" fo:min-height="0.4cm"/>
    </style:style>
    <style:style style:name="gr15" style:family="graphic" style:parent-style-name="standard">
      <style:graphic-properties draw:stroke="none" draw:fill="none" fo:min-height="0.115cm"/>
    </style:style>
    <style:style style:name="P1" style:family="paragraph">
      <loext:graphic-properties draw:fill="solid" draw:fill-color="#ffffff"/>
      <style:paragraph-properties fo:text-align="center"/>
      <style:text-properties style:font-name="Ubuntu Mono1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808080" style:font-name="Ubuntu"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Ubuntu" fo:font-size="10pt" style:font-size-asian="10pt" style:font-size-complex="10pt"/>
    </style:style>
    <style:style style:name="P6" style:family="paragraph">
      <loext:graphic-properties draw:fill="none" draw:fill-color="#ffffff"/>
      <style:text-properties fo:color="#333333" style:font-name="Ubuntu Mono" fo:font-size="10pt" style:font-size-asian="10pt" style:font-size-complex="10pt"/>
    </style:style>
    <style:style style:name="P7" style:family="paragraph">
      <loext:graphic-properties draw:fill="none"/>
      <style:text-properties fo:color="#333333" style:font-name="Ubuntu Mono" fo:font-size="10pt" style:font-size-asian="10pt" style:font-size-complex="10pt"/>
    </style:style>
    <style:style style:name="P8" style:family="paragraph">
      <loext:graphic-properties draw:fill="none" draw:fill-color="#ffffff"/>
      <style:text-properties fo:color="#808080" style:font-name="Ubuntu Condensed" fo:font-size="10pt" style:font-size-asian="10pt" style:font-size-complex="10pt"/>
    </style:style>
    <style:style style:name="P9" style:family="paragraph">
      <style:text-properties fo:text-transform="uppercase" fo:color="#5d5d5d" style:font-name="Ubuntu Mono2" fo:font-size="10pt" fo:letter-spacing="0.035cm" fo:font-weight="bold" style:font-size-asian="10pt" style:font-size-complex="10pt"/>
    </style:style>
    <style:style style:name="P10" style:family="paragraph">
      <loext:graphic-properties draw:fill="none"/>
      <style:text-properties fo:text-transform="uppercase" fo:color="#5d5d5d" style:font-name="Ubuntu Mono2" fo:font-size="10pt" fo:letter-spacing="0.035cm" fo:font-weight="bold" style:font-size-asian="10pt" style:font-size-complex="10pt"/>
    </style:style>
    <style:style style:name="T1" style:family="text">
      <style:text-properties style:font-name="Ubuntu Mono1" fo:font-size="12pt" style:font-size-asian="18pt" style:font-size-complex="18pt"/>
    </style:style>
    <style:style style:name="T2" style:family="text">
      <style:text-properties fo:color="#808080" style:font-name="Ubuntu" fo:font-size="10pt" style:font-size-asian="10pt" style:font-size-complex="10pt"/>
    </style:style>
    <style:style style:name="T3" style:family="text">
      <style:text-properties fo:color="#333333" style:font-name="Ubuntu" fo:font-size="10pt" style:font-size-asian="10pt" style:font-size-complex="10pt"/>
    </style:style>
    <style:style style:name="T4" style:family="text">
      <style:text-properties fo:color="#345995" style:text-position="super 58%" style:font-name="Ubuntu" fo:font-size="10pt" style:font-size-asian="10pt" style:font-size-complex="10pt"/>
    </style:style>
    <style:style style:name="T5" style:family="text">
      <style:text-properties fo:color="#03cea4" style:text-position="super 58%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e40066" style:font-name="Ubuntu" fo:font-size="10pt" style:font-size-asian="10pt" style:font-size-complex="10pt"/>
    </style:style>
    <style:style style:name="T8" style:family="text">
      <style:text-properties fo:color="#333333" style:text-position="super 58%" style:font-name="Ubuntu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333333" style:font-name="Ubuntu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color="#808080" style:font-name="Ubuntu Condensed" fo:font-size="10pt" style:font-size-asian="10pt" style:font-size-complex="10pt"/>
    </style:style>
    <style:style style:name="T11" style:family="text">
      <style:text-properties fo:text-transform="uppercase" fo:color="#5d5d5d" style:font-name="Ubuntu Mono2" fo:font-size="10pt" fo:letter-spacing="0.035cm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508cm" svg:x="6.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9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2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5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8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1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4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7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9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2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5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8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1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4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7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7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4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1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8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5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2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3.9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3.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54cm" svg:height="0.508cm" svg:x="3.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0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3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6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9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2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5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8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1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4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7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0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3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6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9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2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5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8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1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4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7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0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3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6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7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4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5.1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8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5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4.2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3.9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0.508cm" svg:x="3.68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38cm" svg:y="12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0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3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6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6.9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2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5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7.8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1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4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8.7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0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3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6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9.9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2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5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0.8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1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4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1.7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0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3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54cm" svg:height="0.508cm" svg:x="12.68cm" svg:y="14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5.78cm" svg:y="14.1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5.48cm" svg:y="14.1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5.18cm" svg:y="14.1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4.88cm" svg:y="14.1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4.58cm" svg:y="14.1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4.28cm" svg:y="14.1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3.98cm" svg:y="14.1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3.68cm" svg:y="14.1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38cm" svg:y="14.1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6.0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6.38cm" svg:y="15.6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6.6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6.98cm" svg:y="15.6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7.28cm" svg:y="15.6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7.58cm" svg:y="15.6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7.8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8.18cm" svg:y="15.6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8.4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8.7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9.0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9.3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9.6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9.9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0.2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0.5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0.8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1.1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1.4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1.7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2.0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2.3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54cm" svg:height="0.508cm" svg:x="12.6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254cm" svg:height="0.508cm" svg:x="3.3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5.7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5.4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5.18cm" svg:y="15.6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4.8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4.5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4.2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3.98cm" svg:y="15.6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254cm" svg:height="0.508cm" svg:x="3.68cm" svg:y="15.66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0.254cm" svg:height="6.858cm" draw:transform="rotate (-1.5707963267949) translate (12.938cm 10.779cm)">
          <text:p/>
          <draw:enhanced-geometry svg:viewBox="0 0 21600 21600" draw:glue-points="21600 0 0 10800 21600 21600" draw:text-areas="13800 ?f9 21600 ?f10" draw:type="left-brace" draw:modifiers="481.8195072167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254cm" svg:height="2.413cm" draw:transform="rotate (-1.5707963267949) translate (6.08cm 10.77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254cm" svg:height="0.254cm" draw:transform="rotate (-1.5707963267949) translate (3.642cm 10.779cm)">
          <text:p/>
          <draw:enhanced-geometry svg:viewBox="0 0 21600 21600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1.675cm" svg:height="0.649cm" draw:transform="rotate (1.5707963267949) translate (3.169cm 10.906cm)">
          <draw:text-box>
            <text:p><text:span text:style-name="T2">sign bit</text:span></text:p>
          </draw:text-box>
        </draw:frame>
        <draw:frame draw:style-name="gr9" draw:text-style-name="P4" draw:layer="layout" svg:width="2.039cm" svg:height="0.649cm" svg:x="3.914cm" svg:y="10.13cm">
          <draw:text-box>
            <text:p><text:span text:style-name="T2">exponent</text:span></text:p>
          </draw:text-box>
        </draw:frame>
        <draw:frame draw:style-name="gr10" draw:text-style-name="P5" draw:layer="layout" svg:width="2.286cm" svg:height="0.649cm" svg:x="8.493cm" svg:y="10.13cm">
          <draw:text-box>
            <text:p text:style-name="P2"><text:span text:style-name="T2">mantissa</text:span></text:p>
          </draw:text-box>
        </draw:frame>
        <draw:frame draw:style-name="gr11" draw:text-style-name="P6" draw:layer="layout" svg:width="9.652cm" svg:height="1.87cm" svg:x="3.286cm" svg:y="16.562cm">
          <draw:text-box>
            <text:p><text:span text:style-name="T3">= (-1)</text:span><text:span text:style-name="T4">0</text:span><text:span text:style-name="T3"> × 2</text:span><text:span text:style-name="T5">10000100</text:span><text:span text:style-name="T6">b</text:span><text:span text:style-name="T3"> × </text:span><text:span text:style-name="T7">01011101000000000000000</text:span><text:span text:style-name="T3">b</text:span></text:p>
            <text:p><text:span text:style-name="T3">= (-1)</text:span><text:span text:style-name="T4">0</text:span><text:span text:style-name="T3"> × 2</text:span><text:span text:style-name="T5">132</text:span><text:span text:style-name="T8">-127</text:span><text:span text:style-name="T3"> × </text:span><text:span text:style-name="T9">1</text:span><text:span text:style-name="T3">.</text:span><text:span text:style-name="T7">01011101</text:span><text:span text:style-name="T3">b</text:span></text:p>
            <text:p><text:span text:style-name="T3">= (-1)</text:span><text:span text:style-name="T4">0</text:span><text:span text:style-name="T3"> × 2</text:span><text:span text:style-name="T6">5</text:span><text:span text:style-name="T3"> × 1.36328125</text:span></text:p>
            <text:p><text:span text:style-name="T3">= 43.625</text:span></text:p>
          </draw:text-box>
        </draw:frame>
        <draw:frame draw:style-name="gr12" draw:text-style-name="P7" draw:layer="layout" svg:width="1.149cm" svg:height="0.658cm" svg:x="3.026cm" svg:y="12.026cm">
          <draw:text-box>
            <text:p><text:span text:style-name="T3">(-1)</text:span><text:span text:style-name="T4">0</text:span></text:p>
          </draw:text-box>
        </draw:frame>
        <draw:frame draw:style-name="gr13" draw:text-style-name="P7" draw:layer="layout" svg:width="1.743cm" svg:height="0.659cm" svg:x="3.921cm" svg:y="13.549cm">
          <draw:text-box>
            <text:p><text:span text:style-name="T3">2</text:span><text:span text:style-name="T5">10000100</text:span><text:span text:style-name="T6">b</text:span></text:p>
          </draw:text-box>
        </draw:frame>
        <draw:frame draw:style-name="gr14" draw:text-style-name="P7" draw:layer="layout" svg:width="5.891cm" svg:height="0.65cm" svg:x="7.604cm" svg:y="15.082cm">
          <draw:text-box>
            <text:p><text:span text:style-name="T9">1</text:span><text:span text:style-name="T3">.</text:span><text:span text:style-name="T7">01011101000000000000000</text:span><text:span text:style-name="T3">b</text:span></text:p>
          </draw:text-box>
        </draw:frame>
        <draw:frame draw:style-name="gr10" draw:text-style-name="P8" draw:layer="layout" svg:width="9.017cm" svg:height="0.649cm" svg:x="3.921cm" svg:y="12.049cm">
          <draw:text-box>
            <text:p><text:span text:style-name="T10">sign of quantity</text:span></text:p>
          </draw:text-box>
        </draw:frame>
        <draw:frame draw:style-name="gr10" draw:text-style-name="P8" draw:layer="layout" svg:width="7.112cm" svg:height="0.649cm" svg:x="5.826cm" svg:y="13.559cm">
          <draw:text-box>
            <text:p><text:span text:style-name="T10">exponent counted from -127</text:span></text:p>
          </draw:text-box>
        </draw:frame>
        <draw:frame draw:style-name="gr10" draw:text-style-name="P8" draw:layer="layout" svg:width="9.779cm" svg:height="0.649cm" svg:x="3.159cm" svg:y="15.083cm">
          <draw:text-box>
            <text:p><text:span text:style-name="T10">significand without leading bit</text:span></text:p>
          </draw:text-box>
        </draw:frame>
        <draw:frame draw:style-name="gr15" draw:text-style-name="P10" draw:layer="layout" svg:width="6.677cm" svg:height="0.602cm" svg:x="4.686cm" svg:y="8.863cm">
          <draw:text-box>
            <text:p text:style-name="P9"><text:span text:style-name="T11">16-bit floating-point numb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Arial1" svg:font-family="Arial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Ubuntu Mono1" svg:font-family="'Ubuntu Mon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09:21:56.082957000</meta:creation-date>
    <dc:date>2017-10-25T10:22:00.787020107</dc:date>
    <meta:editing-duration>PT7M41S</meta:editing-duration>
    <meta:editing-cycles>3</meta:editing-cycles>
    <meta:generator>LibreOffice/5.1.6.2$Linux_X86_64 LibreOffice_project/10m0$Build-2</meta:generator>
    <meta:document-statistic meta:object-count="142"/>
  </office:meta>
</office:document-meta>
</file>